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4" style:family="paragraph" style:parent-style-name="Heading_20_1" style:list-style-name="WWNum3">
      <style:paragraph-properties fo:margin-left="0.5in" fo:margin-right="0in" fo:margin-top="0.278in" fo:margin-bottom="0in" loext:contextual-spacing="false" fo:text-indent="-0.25in" style:auto-text-indent="false"/>
    </style:style>
    <style:style style:name="P5" style:family="paragraph" style:parent-style-name="Heading_20_1" style:list-style-name="WWNum3" style:master-page-name="Standard">
      <style:paragraph-properties fo:margin-left="0.5in" fo:margin-right="0in" fo:margin-top="0.278in" fo:margin-bottom="0in" loext:contextual-spacing="false" fo:text-indent="-0.25in" style:auto-text-indent="false" style:page-number="1"/>
    </style:style>
    <style:style style:name="T1" style:family="text">
      <style:text-properties style:text-underline-style="none"/>
    </style:style>
    <style:style style:name="T2" style:family="text">
      <style:text-properties fo:font-size="20pt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063890106" text:style-name="WWNum3">
        <text:list-item>
          <text:p text:style-name="P5"><text:bookmark text:name="_fjaei7g5mtvi"/>Create Project architecture</text:p>
        </text:list-item>
      </text:list>
      <text:list xml:id="list4100644428" text:style-name="WWNum2">
        <text:list-item>
          <text:p text:style-name="P1">Create basic project architecture </text:p>
        </text:list-item>
        <text:list-item>
          <text:p text:style-name="P1">Draw component diagram architecture</text:p>
        </text:list-item>
        <text:list-item>
          <text:p text:style-name="P1">Create components</text:p>
        </text:list-item>
      </text:list>
      <text:p text:style-name="Standard"/>
      <text:p text:style-name="Standard"/>
      <text:list xml:id="list74250432639395" text:continue-list="list2063890106" text:style-name="WWNum3">
        <text:list-item>
          <text:p text:style-name="P4"><text:bookmark text:name="_hbk8jhqew0iq"/>Create basic html / css architecture</text:p>
        </text:list-item>
      </text:list>
      <text:list xml:id="list2585614486" text:style-name="WWNum4">
        <text:list-item>
          <text:p text:style-name="P2">Investigate which css framework to choose</text:p>
        </text:list-item>
        <text:list-item>
          <text:p text:style-name="P2">Investigate how to organize/structure css </text:p>
        </text:list-item>
        <text:list-item>
          <text:p text:style-name="P2">Create basic html and css structure</text:p>
        </text:list-item>
      </text:list>
      <text:p text:style-name="Standard"/>
      <text:list xml:id="list74249915872989" text:continue-list="list74250432639395" text:style-name="WWNum3">
        <text:list-item>
          <text:p text:style-name="P4"><text:bookmark text:name="_ic26nxct3ekq"/>Implement routing</text:p>
        </text:list-item>
      </text:list>
      <text:list xml:id="list847513575" text:style-name="WWNum1">
        <text:list-item>
          <text:p text:style-name="P3">Investigate which is the best way to implement the routing</text:p>
        </text:list-item>
        <text:list-item>
          <text:p text:style-name="P3">Implement the routing</text:p>
        </text:list-item>
      </text:list>
      <text:p text:style-name="Standard"/>
      <text:list xml:id="list74249324634953" text:continue-list="list74249915872989" text:style-name="WWNum3">
        <text:list-item>
          <text:p text:style-name="P4"><text:bookmark text:name="_yzj9xyxtct21"/>Implement authorization and authentication</text:p>
        </text:list-item>
      </text:list>
      <text:list xml:id="list74251118167341" text:continue-list="list847513575" text:style-name="WWNum1">
        <text:list-item>
          <text:p text:style-name="P3">Investigate which is the best way to implement authorization and authentication</text:p>
        </text:list-item>
        <text:list-item>
          <text:p text:style-name="P3">Implement authorization and authentication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2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3929in" fo:margin-bottom="0.3929in" fo:margin-left="0.3929in" fo:margin-right="0.3929in" fo:background-color="#ffffff" style:writing-mode="lr-tb" style:layout-grid-color="#c0c0c0" style:layout-grid-lines="190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4" meta:word-count="84" meta:character-count="544" meta:non-whitespace-character-count="486"/>
    <meta:generator>LibreOfficeDev/6.0.5.2$Linux_X86_64 LibreOffice_project/</meta:generator>
  </office:meta>
</office:document-meta>
</file>